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200000512F4A2E02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1446" officeooo:paragraph-rsid="000114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width="17cm" svg:height="10.68cm" draw:z-index="0"><draw:image xlink:href="Pictures/100000000000081200000512F4A2E026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8:02.650241145</meta:creation-date>
    <dc:date>2016-09-29T14:10:17.83107150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